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26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Those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peop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couldn</text:p>
          </table:table-cell>
          <table:table-cell office:value-type="string" calcext:value-type="string">
            <text:p>&amp;apos;t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office:value-type="string" calcext:value-type="string">
            <text:p>.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83" calcext:value-type="float">
            <text:p>0.858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372" calcext:value-type="float">
            <text:p>0.7372</text:p>
          </table:table-cell>
          <table:table-cell office:value-type="float" office:value="0.7775" calcext:value-type="float">
            <text:p>0.7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555" calcext:value-type="float">
            <text:p>0.7555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style-name="ce1" office:value-type="float" office:value="0.7691" calcext:value-type="float">
            <text:p>0.7691</text:p>
          </table:table-cell>
          <table:table-cell table:style-name="ce1" office:value-type="float" office:value="0.8254" calcext:value-type="float">
            <text:p>0.825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3" office:value-type="float" office:value="0.7546" calcext:value-type="float">
            <text:p>0.754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265" calcext:value-type="float">
            <text:p>0.7265</text:p>
          </table:table-cell>
        </table:table-row>
        <table:table-row table:style-name="ro1">
          <table:table-cell office:value-type="string" calcext:value-type="string">
            <text:p>lack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495" calcext:value-type="float">
            <text:p>0.849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12" calcext:value-type="float">
            <text:p>0.8712</text:p>
          </table:table-cell>
          <table:table-cell office:value-type="string" calcext:value-type="string">
            <text:p>.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9742" calcext:value-type="float">
            <text:p>0.9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ring</text:p>
          </table:table-cell>
          <table:table-cell office:value-type="string" calcext:value-type="string">
            <text:p>.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235" calcext:value-type="float">
            <text:p>0.923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471" calcext:value-type="float">
            <text:p>0.947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598" calcext:value-type="float">
            <text:p>0.7598</text:p>
          </table:table-cell>
          <table:table-cell office:value-type="float" office:value="1" calcext:value-type="float">
            <text:p>1</text:p>
          </table:table-cell>
          <table:table-cell office:value-type="float" office:value="0.8778" calcext:value-type="float">
            <text:p>0.8778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8694" calcext:value-type="float">
            <text:p>0.8694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652" calcext:value-type="float">
            <text:p>0.865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795" calcext:value-type="float">
            <text:p>0.9795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0.8607" calcext:value-type="float">
            <text:p>0.8607</text:p>
          </table:table-cell>
          <table:table-cell office:value-type="string" calcext:value-type="string">
            <text:p>.</text:p>
          </table:table-cell>
          <table:table-cell office:value-type="float" office:value="0.7861" calcext:value-type="float">
            <text:p>0.786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53" calcext:value-type="float">
            <text:p>0.9353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float" office:value="0.9426" calcext:value-type="float">
            <text:p>0.942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876" calcext:value-type="float">
            <text:p>0.9876</text:p>
          </table:table-cell>
          <table:table-cell office:value-type="string" calcext:value-type="string">
            <text:p>.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312" calcext:value-type="float">
            <text:p>0.931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0.945" calcext:value-type="float">
            <text:p>0.945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.</text:p>
          </table:table-cell>
          <table:table-cell office:value-type="float" office:value="0.7992" calcext:value-type="float">
            <text:p>0.799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82" calcext:value-type="float">
            <text:p>0.9482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.</text:p>
          </table:table-cell>
          <table:table-cell office:value-type="float" office:value="0.9391" calcext:value-type="float">
            <text:p>0.939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927" calcext:value-type="float">
            <text:p>0.9927</text:p>
          </table:table-cell>
          <table:table-cell office:value-type="float" office:value="1" calcext:value-type="float">
            <text:p>1</text:p>
          </table:table-cell>
          <table:table-cell office:value-type="float" office:value="0.9188" calcext:value-type="float">
            <text:p>0.9188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81" calcext:value-type="float">
            <text:p>0.838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486" calcext:value-type="float">
            <text:p>0.8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  <table:table-cell table:style-name="ce1" office:value-type="float" office:value="0.6913" calcext:value-type="float">
            <text:p>0.6913</text:p>
          </table:table-cell>
          <table:table-cell table:style-name="ce1" office:value-type="float" office:value="0.8931" calcext:value-type="float">
            <text:p>0.89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429" calcext:value-type="float">
            <text:p>0.6429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9433" calcext:value-type="float">
            <text:p>0.9433</text:p>
          </table:table-cell>
          <table:table-cell office:value-type="float" office:value="1" calcext:value-type="float">
            <text:p>1</text:p>
          </table:table-cell>
          <table:table-cell office:value-type="float" office:value="0.9024" calcext:value-type="float">
            <text:p>0.9024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82" calcext:value-type="float">
            <text:p>0.88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757" calcext:value-type="float">
            <text:p>0.975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4:40.198162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4:57.636725785</dc:date>
    <meta:editing-duration>PT3M7S</meta:editing-duration>
    <meta:editing-cycles>3</meta:editing-cycles>
    <meta:generator>LibreOffice/6.4.7.2$Linux_X86_64 LibreOffice_project/40$Build-2</meta:generator>
    <meta:document-statistic meta:table-count="1" meta:cell-count="165" meta:object-count="0"/>
  </office:meta>
</office:document-meta>
</file>